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Naskh Arabic" svg:font-family="'Noto Naskh Arabic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60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4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top="0.203cm" fo:margin-bottom="1.118cm" fo:line-height="100%"/>
    </style:style>
    <style:style style:name="P3" style:family="paragraph">
      <style:text-properties fo:font-size="60pt" style:font-size-asian="60pt" style:font-size-complex="60pt"/>
    </style:style>
    <style:style style:name="P4" style:family="paragraph">
      <loext:graphic-properties draw:fill="none" draw:fill-color="#ffffff"/>
      <style:text-properties fo:font-size="60pt" style:font-size-asian="60pt" style:font-size-complex="6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051cm" fo:margin-bottom="1.829cm"/>
    </style:style>
    <style:style style:name="T1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Unicode with C++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What you never wanted to know and thus never asked for about Unicode and C++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verview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The Problem</text:p>
              </text:list-item>
              <text:list-item>
                <text:p>A not so short introduction to Unicode</text:p>
              </text:list-item>
              <text:list-item>
                <text:p>C++ support for Unicode</text:p>
              </text:list-item>
              <text:list-item>
                <text:p>Some examples using the ICU libr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acing the problem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The art of writ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latin alphabet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2">Simple and small character set [a-z] and [A-Z]</text:p>
              </text:list-item>
              <text:list-item>
                <text:p text:style-name="P2">Character representation is independent of position</text:p>
              </text:list-item>
              <text:list-item>
                <text:p text:style-name="P2">Only a few extra characters for other languages (mostly handled with diacritical symbols)</text:p>
              </text:list-item>
              <text:list-item>
                <text:p text:style-name="P2">Simple mapping between a code/number and a character possible </text:p>
              </text:list-item>
            </text:list>
            <text:list text:style-name="L4">
              <text:list-item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sian writing system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Huge number of complex signs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rabic script</text:p>
          </draw:text-box>
        </draw:frame>
        <draw:frame presentation:style-name="pr5" draw:layer="layout" svg:width="25.5cm" svg:height="4.66cm" svg:x="1cm" svg:y="5.5cm" presentation:class="outline" presentation:user-transformed="true">
          <draw:text-box>
            <text:list text:style-name="L3">
              <text:list-item>
                <text:p>28 characters but - </text:p>
              </text:list-item>
              <text:list-item>
                <text:p>Representation depends on the surrounding characters </text:p>
              </text:list-item>
            </text:list>
          </draw:text-box>
        </draw:frame>
        <draw:frame draw:style-name="gr2" draw:text-style-name="P4" draw:layer="layout" svg:width="1.524cm" svg:height="3.854cm" svg:x="12.192cm" svg:y="9.1cm">
          <draw:text-box>
            <text:p text:style-name="P3"><text:span text:style-name="T1">ه</text:span></text:p>
          </draw:text-box>
        </draw:frame>
        <draw:frame draw:style-name="gr3" draw:text-style-name="P4" draw:layer="layout" svg:width="2.286cm" svg:height="3.854cm" svg:x="4.318cm" svg:y="14.224cm">
          <draw:text-box>
            <text:p text:style-name="P3"><text:span text:style-name="T1">هـ</text:span></text:p>
          </draw:text-box>
        </draw:frame>
        <draw:frame draw:style-name="gr4" draw:text-style-name="P4" draw:layer="layout" svg:width="2.794cm" svg:height="3.854cm" svg:x="11.684cm" svg:y="13.926cm">
          <draw:text-box>
            <text:p text:style-name="P3"><text:span text:style-name="T1">ـهـ</text:span></text:p>
          </draw:text-box>
        </draw:frame>
        <draw:frame draw:style-name="gr3" draw:text-style-name="P4" draw:layer="layout" svg:width="2.286cm" svg:height="3.854cm" svg:x="19.812cm" svg:y="14.18cm">
          <draw:text-box>
            <text:p text:style-name="P3"><text:span text:style-name="T1">ـه</text:span></text:p>
          </draw:text-box>
        </draw:frame>
        <draw:line draw:style-name="gr5" draw:text-style-name="P5" draw:layer="layout" svg:x1="12.294cm" svg:y1="11.43cm" svg:x2="6.35cm" svg:y2="15.494cm">
          <text:p/>
        </draw:line>
        <draw:line draw:style-name="gr5" draw:text-style-name="P5" draw:layer="layout" svg:x1="12.954cm" svg:y1="11.938cm" svg:x2="12.954cm" svg:y2="14.986cm">
          <text:p/>
        </draw:line>
        <draw:line draw:style-name="gr5" draw:text-style-name="P5" draw:layer="layout" svg:x1="13.716cm" svg:y1="11.43cm" svg:x2="20.066cm" svg:y2="15.24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haracter Encodings (pre-Unicode) 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6">ASCII – 7Bit (128 characters)</text:p>
              </text:list-item>
              <text:list-item>
                <text:p text:style-name="P6">ISO 8859-X – 8Bit (256 characters)</text:p>
              </text:list-item>
              <text:list-item>
                <text:p text:style-name="P6">EBCDIC – 8Bit (mainly on mainframes)</text:p>
              </text:list-item>
              <text:list-item>
                <text:p text:style-name="P6">GB18030 – 8/16/32Bit (mainly for Chines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Unicode Encoding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UTF8 – variable length, 1-4 Byte per character</text:p>
              </text:list-item>
              <text:list-item>
                <text:p>UTF16 – variable length, 2 or 4 Byte per character</text:p>
              </text:list-item>
              <text:list-item>
                <text:p>UTF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Naskh Arabic" svg:font-family="'Noto Naskh Arabic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ar" style:country-complex="SA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complex="Noto Naskh Arabic" style:font-family-complex="'Noto Naskh Arabic'" style:font-style-name-complex="Regular" style:font-pitch-complex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5T12:30:39.280051484</meta:creation-date>
    <meta:editing-duration>PT1H11M31S</meta:editing-duration>
    <meta:editing-cycles>11</meta:editing-cycles>
    <meta:generator>LibreOffice/6.0.3.2$Linux_X86_64 LibreOffice_project/00m0$Build-2</meta:generator>
    <dc:title>Alizarin</dc:title>
    <dc:date>2018-08-15T14:34:37.125354567</dc:date>
    <meta:document-statistic meta:object-count="76"/>
  </office:meta>
</office:document-meta>
</file>